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5521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5.5521in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officeooo:rsid="000673b5" officeooo:paragraph-rsid="000673b5"/>
    </style:style>
    <style:style style:name="P2" style:family="paragraph" style:parent-style-name="Standard">
      <style:text-properties officeooo:rsid="00080c06" officeooo:paragraph-rsid="00080c06"/>
    </style:style>
    <style:style style:name="P3" style:family="paragraph" style:parent-style-name="Standard">
      <style:text-properties officeooo:rsid="0009e22a" officeooo:paragraph-rsid="0009e22a"/>
    </style:style>
    <style:style style:name="P4" style:family="paragraph" style:parent-style-name="Standard">
      <style:text-properties fo:font-size="16pt" fo:font-weight="bold" officeooo:rsid="000673b5" officeooo:paragraph-rsid="000673b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80c06" officeooo:paragraph-rsid="00080c06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text-properties officeooo:rsid="000d421f" officeooo:paragraph-rsid="000d421f"/>
    </style:style>
    <style:style style:name="P8" style:family="paragraph" style:parent-style-name="Table_20_Contents">
      <style:text-properties fo:font-weight="bold" officeooo:rsid="000d421f" officeooo:paragraph-rsid="000d421f" style:font-weight-asian="bold" style:font-weight-complex="bold"/>
    </style:style>
    <style:style style:name="P9" style:family="paragraph" style:parent-style-name="Table_20_Contents">
      <style:text-properties fo:font-weight="normal" officeooo:rsid="000d421f" officeooo:paragraph-rsid="000d421f" style:font-weight-asian="normal" style:font-weight-complex="normal"/>
    </style:style>
    <style:style style:name="P10" style:family="paragraph" style:parent-style-name="Table_20_Contents">
      <style:text-properties fo:font-weight="normal" officeooo:rsid="000d421f" officeooo:paragraph-rsid="0010d304" style:font-weight-asian="normal" style:font-weight-complex="normal"/>
    </style:style>
    <style:style style:name="P11" style:family="paragraph" style:parent-style-name="Table_20_Contents">
      <style:text-properties fo:font-weight="normal" officeooo:rsid="000d421f" officeooo:paragraph-rsid="00121a15" style:font-weight-asian="normal" style:font-weight-complex="normal"/>
    </style:style>
    <style:style style:name="P12" style:family="paragraph" style:parent-style-name="Standard" style:list-style-name="L1">
      <style:text-properties officeooo:rsid="000f4c6d" officeooo:paragraph-rsid="000f4c6d"/>
    </style:style>
    <style:style style:name="P13" style:family="paragraph" style:parent-style-name="Standard" style:list-style-name="L1">
      <style:text-properties officeooo:rsid="0012e9d9" officeooo:paragraph-rsid="0012e9d9"/>
    </style:style>
    <style:style style:name="P14" style:family="paragraph" style:parent-style-name="Standard" style:list-style-name="L1">
      <style:text-properties officeooo:rsid="000e5877" officeooo:paragraph-rsid="000e58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fecd"/>
    </style:style>
    <style:style style:name="T3" style:family="text">
      <style:text-properties officeooo:rsid="000f4c6d"/>
    </style:style>
    <style:style style:name="T4" style:family="text">
      <style:text-properties officeooo:rsid="0010d304"/>
    </style:style>
    <style:style style:name="T5" style:family="text">
      <style:text-properties officeooo:rsid="00121a15"/>
    </style:style>
    <style:style style:name="T6" style:family="text">
      <style:text-properties officeooo:rsid="0012e9d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айцев Даниил Александрович</text:p>
      <text:p text:style-name="P1"><text:span text:style-name="T1">Дата рождения:</text:span> 31.03.1995</text:p>
      <text:p text:style-name="P1"><text:span text:style-name="T1">Город:</text:span> Томск (готов к переезду)</text:p>
      <text:p text:style-name="P1"><text:span text:style-name="T1">Телефон: </text:span>+79234108063 (telegram, whatsapp)</text:p>
      <text:p text:style-name="P1"><text:span text:style-name="T1">E-mail:</text:span> <text:a xlink:type="simple" xlink:href="mailto:zdanil34@gmail.com" text:style-name="Internet_20_link" text:visited-style-name="Visited_20_Internet_20_Link">zdanil34@gmail.com</text:a></text:p>
      <text:p text:style-name="P1"/>
      <text:p text:style-name="P4">Backend-<text:span text:style-name="T4">Python</text:span>-инженер</text:p>
      <text:p text:style-name="P1">Полная занятость, <text:span text:style-name="T4">гибкий график</text:span></text:p>
      <text:p text:style-name="P1"/>
      <text:p text:style-name="P4">Опыт работы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Февраль 2020 — <text:span text:style-name="T6">Июнь 2022</text:span></text:p>
          </table:table-cell>
          <table:table-cell table:style-name="Table1.A1" office:value-type="string">
            <text:p text:style-name="P8">ООО НПК «ТЕСАРТ»</text:p>
            <text:p text:style-name="P9">Томск</text:p>
            <text:p text:style-name="P9">Проектирование радаров и измерительных комплексов</text:p>
            <text:p text:style-name="P9"/>
            <text:p text:style-name="P8">Инженер-программист</text:p>
            <text:p text:style-name="P10">- <text:span text:style-name="T3">Запуск и отладка периферийных устройств (Analog Device, Texas Instruments) с использованием различных интерфейсов UART, SPI, </text:span><text:a xlink:type="simple" xlink:href="mailto:I@C" text:style-name="Internet_20_link" text:visited-style-name="Visited_20_Internet_20_Link"><text:span text:style-name="T3">I</text:span></text:a><text:span text:style-name="T3">2C.</text:span></text:p>
            <text:p text:style-name="P11">- <text:span text:style-name="T5">Разработка ПО для SoC (ARM-FPGA) </text:span><text:span text:style-name="T4">на arm-linux </text:span><text:span text:style-name="T5">и </text:span><text:span text:style-name="T4">сервисов для управления периферийным оборудованием.</text:span></text:p>
            <text:p text:style-name="P10">- <text:span text:style-name="T5">Десктопные клиентские приложения для управления оборудованием.</text:span></text:p>
          </table:table-cell>
        </table:table-row>
      </table:table>
      <text:p text:style-name="P1"/>
      <text:p text:style-name="P4">Высшее образование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2018</text:p>
          </table:table-cell>
          <table:table-cell table:style-name="Table2.A1" office:value-type="string">
            <text:p text:style-name="P8">Томский Политехнический Университет</text:p>
            <text:p text:style-name="P7">Техническая физика</text:p>
          </table:table-cell>
        </table:table-row>
      </table:table>
      <text:p text:style-name="P1"/>
      <text:p text:style-name="P4">Профессиональные <text:span text:style-name="T2">навыки:</text:span></text:p>
      <text:list xml:id="list3919649989" text:style-name="L1">
        <text:list-item>
          <text:p text:style-name="P12">Язык <text:span text:style-name="T4">программирования </text:span>Python<text:span text:style-name="T4">3</text:span> (asyncio, pyvisa, pyqt5), <text:span text:style-name="T6">Rust, C</text:span><text:span text:style-name="T4">.</text:span></text:p>
        </text:list-item>
        <text:list-item>
          <text:p text:style-name="P13">Фреймворки FastAPI, Django Rest Framework</text:p>
        </text:list-item>
        <text:list-item>
          <text:p text:style-name="P14"><text:span text:style-name="T3">Систем</text:span><text:span text:style-name="T4">а</text:span><text:span text:style-name="T3"> контроля версий</text:span> Git.</text:p>
        </text:list-item>
        <text:list-item>
          <text:p text:style-name="P14">Администрирование Linux,<text:span text:style-name="T6"> Docker, Bash.</text:span></text:p>
        </text:list-item>
      </text:list>
      <text:p text:style-name="P2"/>
      <text:p text:style-name="P5">Дополнительные сведения:</text:p>
      <text:p text:style-name="P2"><text:span text:style-name="T1">Знание языков</text:span>: Русский язык (родной), Английский язык (...)</text:p>
      <text:p text:style-name="P3">Личные качества: Легко обучаемый, ответственны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1:51:16.808560142</meta:creation-date>
    <dc:date>2022-11-10T22:57:33.389179321</dc:date>
    <meta:editing-duration>PT2H25M58S</meta:editing-duration>
    <meta:editing-cycles>13</meta:editing-cycles>
    <meta:generator>LibreOffice/7.3.7.2$Linux_X86_64 LibreOffice_project/30$Build-2</meta:generator>
    <meta:document-statistic meta:table-count="2" meta:image-count="0" meta:object-count="0" meta:page-count="1" meta:paragraph-count="28" meta:word-count="126" meta:character-count="1031" meta:non-whitespace-character-count="936"/>
  </office:meta>
</office:document-meta>
</file>